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ff3333" draw:textarea-horizontal-align="justify" draw:textarea-vertical-align="middle" draw:auto-grow-height="false" fo:min-height="3.097cm" fo:min-width="7.595cm"/>
    </style:style>
    <style:style style:name="gr2" style:family="graphic" style:parent-style-name="standard">
      <style:graphic-properties svg:stroke-color="#dddddd" draw:fill-color="#00ccff" draw:textarea-horizontal-align="justify" draw:textarea-vertical-align="middle" draw:auto-grow-height="false" fo:min-height="3.097cm" fo:min-width="7.595cm"/>
    </style:style>
    <style:style style:name="gr3" style:family="graphic" style:parent-style-name="standard">
      <style:graphic-properties svg:stroke-color="#dddddd" draw:fill-color="#00cc33" draw:textarea-horizontal-align="justify" draw:textarea-vertical-align="middle" draw:auto-grow-height="false" fo:min-height="3.097cm" fo:min-width="7.532cm"/>
    </style:style>
    <style:style style:name="gr4" style:family="graphic" style:parent-style-name="standard">
      <style:graphic-properties draw:stroke="none" svg:stroke-color="#000000" draw:fill="none" draw:fill-color="#ffffff" fo:min-height="4.067cm"/>
    </style:style>
    <style:style style:name="gr5" style:family="graphic" style:parent-style-name="standard">
      <style:graphic-properties draw:stroke="none" svg:stroke-color="#000000" draw:fill="none" draw:fill-color="#ffffff" fo:min-height="3.621cm"/>
    </style:style>
    <style:style style:name="gr6" style:family="graphic" style:parent-style-name="standard">
      <style:graphic-properties svg:stroke-color="#dddddd" draw:fill-color="#cc00cc" draw:textarea-horizontal-align="justify" draw:textarea-vertical-align="middle" draw:auto-grow-height="false" fo:min-height="3.097cm" fo:min-width="7.532cm"/>
    </style:style>
    <style:style style:name="gr7" style:family="graphic" style:parent-style-name="standard">
      <style:graphic-properties svg:stroke-color="#dddddd" draw:fill-color="#ff9900" draw:textarea-horizontal-align="justify" draw:textarea-vertical-align="middle" draw:auto-grow-height="false" fo:min-height="3.097cm" fo:min-width="7.532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style:font-name="Ubuntu"/>
    </style:style>
    <style:style style:name="P3" style:family="paragraph">
      <loext:graphic-properties draw:fill-color="#00ccff"/>
      <style:paragraph-properties fo:text-align="center"/>
      <style:text-properties style:font-name="Ubuntu"/>
    </style:style>
    <style:style style:name="P4" style:family="paragraph">
      <loext:graphic-properties draw:fill-color="#00cc33"/>
      <style:paragraph-properties fo:text-align="center"/>
      <style:text-properties fo:color="#ffffff" style:font-name="Ubuntu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Ubuntu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7" style:family="paragraph">
      <loext:graphic-properties draw:fill-color="#cc00cc"/>
      <style:paragraph-properties fo:text-align="center"/>
      <style:text-properties fo:color="#ffffff" style:font-name="Ubuntu" fo:font-weight="bold" style:font-weight-asian="bold" style:font-weight-complex="bold"/>
    </style:style>
    <style:style style:name="P8" style:family="paragraph">
      <loext:graphic-properties draw:fill-color="#ff9900"/>
      <style:paragraph-properties fo:text-align="center"/>
      <style:text-properties fo:color="#ffffff" style:font-name="Ubuntu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666666" style:font-name="Ubuntu" fo:font-weight="normal" style:font-weight-asian="normal" style:font-weight-complex="normal"/>
    </style:style>
    <style:style style:name="P10" style:family="paragraph">
      <style:text-properties fo:color="#666666"/>
    </style:style>
    <style:style style:name="T1" style:family="text">
      <style:text-properties fo:color="#ffffff" style:font-name="Ubuntu" fo:font-weight="bold" style:font-weight-asian="bold" style:font-weight-complex="bold"/>
    </style:style>
    <style:style style:name="T2" style:family="text">
      <style:text-properties style:font-name="Ubuntu" fo:font-weight="normal" style:font-weight-asian="normal" style:font-weight-complex="normal"/>
    </style:style>
    <style:style style:name="T3" style:family="text">
      <style:text-properties style:font-name="Ubuntu2" fo:font-weight="normal" style:font-name-asian="Ubuntu2" style:font-weight-asian="normal" style:font-name-complex="Ubuntu2" style:font-weight-complex="normal"/>
    </style:style>
    <style:style style:name="T4" style:family="text">
      <style:text-properties fo:color="#666666" style:font-name="Ubuntu2" fo:font-weight="normal" style:font-name-asian="Ubuntu2" style:font-weight-asian="normal" style:font-name-complex="Ubuntu2" style:font-weight-complex="normal"/>
    </style:style>
    <style:style style:name="T5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666666" style:font-name="Ubuntu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1cm" svg:height="4.461cm" svg:x="0.94cm" svg:y="20.529cm">
          <text:p text:style-name="P1"><text:span text:style-name="T1">KERNE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9.21cm" svg:height="4.461cm" svg:x="0.941cm" svg:y="16.79cm">
          <text:p text:style-name="P1"><text:span text:style-name="T1">EVOLUTION</text:span></text:p>
          <text:p text:style-name="P1"><text:span text:style-name="T1"><text:s/></text:span><text:span text:style-name="T1">MODUL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9.147cm" svg:height="4.461cm" svg:x="1.005cm" svg:y="13.05cm">
          <text:p text:style-name="P1"><text:span text:style-name="T1">OBSERVABLE </text:span></text:p>
          <text:p text:style-name="P1"><text:span text:style-name="T1">MODUL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11.438cm" svg:height="4.317cm" svg:x="10.306cm" svg:y="20.74cm">
          <draw:text-box>
            <text:p><text:span text:style-name="T2">SubGrid </text:span><text:span text:style-name="T3">• Grid • Qgrid • </text:span></text:p>
            <text:p><text:span text:style-name="T3">Integrator • Interpolator • LagrangeInterpolator • <text:s/></text:span></text:p>
            <text:p><text:span text:style-name="T3">Expression • Coupling</text:span></text:p>
          </draw:text-box>
        </draw:frame>
        <draw:frame draw:style-name="gr4" draw:text-style-name="P5" draw:layer="layout" svg:width="11.438cm" svg:height="4.317cm" svg:x="10.306cm" svg:y="17.061cm">
          <draw:text-box>
            <text:p><text:span text:style-name="T3">Operator • Distribution • </text:span></text:p>
            <text:p><text:span text:style-name="T3">AlphaQCD • </text:span><text:span text:style-name="T4">DGLAP</text:span><text:span text:style-name="T3"> • </text:span></text:p>
            <text:p><text:span text:style-name="T4">Representation</text:span><text:span text:style-name="T3"> </text:span></text:p>
          </draw:text-box>
        </draw:frame>
        <draw:frame draw:style-name="gr5" draw:text-style-name="P6" draw:layer="layout" svg:width="7.764cm" svg:height="3.871cm" svg:x="7.106cm" svg:y="1.147cm">
          <draw:text-box>
            <text:p><text:span text:style-name="T5">APFEL++ stack</text:span></text:p>
          </draw:text-box>
        </draw:frame>
        <draw:custom-shape draw:style-name="gr6" draw:text-style-name="P7" draw:layer="layout" svg:width="9.147cm" svg:height="4.461cm" svg:x="1.005cm" svg:y="9.311cm">
          <text:p text:style-name="P1"><text:span text:style-name="T1">USER INTERFACE</text:span></text:p>
          <text:p text:style-name="P1"><text:span text:style-name="T1">FRAMEWOR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draw:layer="layout" svg:width="9.147cm" svg:height="4.461cm" svg:x="1.005cm" svg:y="5.572cm">
          <text:p text:style-name="P1"><text:span text:style-name="T1">HIGH LEVEL </text:span></text:p>
          <text:p text:style-name="P1"><text:span text:style-name="T1">USER INTERFAC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9" draw:layer="layout" svg:width="11.438cm" svg:height="4.317cm" svg:x="10.306cm" svg:y="5.762cm">
          <draw:text-box>
            <text:p><text:span text:style-name="T6">FortranWrappers </text:span><text:span text:style-name="T4">• </text:span></text:p>
            <text:p><text:span text:style-name="T4">APFEL monolitic methods</text:span></text:p>
          </draw:text-box>
        </draw:frame>
        <draw:frame draw:style-name="gr4" draw:text-style-name="P9" draw:layer="layout" svg:width="11.438cm" svg:height="4.317cm" svg:x="10.306cm" svg:y="9.463cm">
          <draw:text-box>
            <text:p text:style-name="P10"><text:span text:style-name="T6">QCDOperator </text:span><text:span text:style-name="T4">• QEDOperator •</text:span></text:p>
            <text:p text:style-name="P10"><text:span text:style-name="T4">LHAPDFSet • PDFSet •</text:span></text:p>
          </draw:text-box>
        </draw:frame>
        <draw:frame draw:style-name="gr4" draw:text-style-name="P9" draw:layer="layout" svg:width="11.438cm" svg:height="4.317cm" svg:x="10.306cm" svg:y="13.263cm">
          <draw:text-box>
            <text:p><text:span text:style-name="T6">DIS </text:span><text:span text:style-name="T4">• StructureFunction •</text:span></text:p>
            <text:p><text:span text:style-name="T4">Scheme • <text:s/>EvolutionOper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12:04:51.036543132</meta:creation-date>
    <dc:date>2017-01-14T13:01:46.962147801</dc:date>
    <meta:editing-duration>PT28M1S</meta:editing-duration>
    <meta:editing-cycles>5</meta:editing-cycles>
    <meta:generator>LibreOffice/5.1.4.2$Linux_X86_64 LibreOffice_project/10m0$Build-2</meta:generator>
    <meta:document-statistic meta:object-count="11"/>
  </office:meta>
</office:document-meta>
</file>